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1bb1e1" officeooo:paragraph-rsid="001bb1e1"/>
    </style:style>
    <style:style style:name="P3" style:family="paragraph" style:parent-style-name="Text_20_body">
      <style:text-properties fo:language="ru" fo:country="RU" officeooo:rsid="001bb1e1" officeooo:paragraph-rsid="001bb1e1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Standard">
      <style:text-properties fo:language="ru" fo:country="RU" officeooo:rsid="001c1a70" officeooo:paragraph-rsid="001c1a70"/>
    </style:style>
    <style:style style:name="P6" style:family="paragraph" style:parent-style-name="Standard">
      <style:text-properties fo:language="ru" fo:country="RU" officeooo:rsid="001bb1e1" officeooo:paragraph-rsid="001bb1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гда оно ушло и не вернулось днем, —</text:p>
      <text:p text:style-name="P1">Великое, жестокое светило,</text:p>
      <text:p text:style-name="P1">Не думая о нем, я в садике своем</text:p>
      <text:p text:style-name="P1">Подсолнечник цветущий посадила.</text:p>
      <text:p text:style-name="P1"/>
      <text:p text:style-name="P1">«Свети, свети! — сказала я ему, —</text:p>
      <text:p text:style-name="P1">Ты солнышко мое! Твоим лучом согрета,</text:p>
      <text:p text:style-name="P1">Вновь зацветет во мне, ушедшая во тьму,</text:p>
      <text:p text:style-name="P1">Душа свободного и гордого поэта!»</text:p>
      <text:p text:style-name="P1"/>
      <text:p text:style-name="P1">Мы нищие — для нас ли будет день!</text:p>
      <text:p text:style-name="P1">Мы гордые — для нас ли упованья!</text:p>
      <text:p text:style-name="P1">И если черная над нами встала тень —</text:p>
      <text:p text:style-name="P1">Мы смехом заглушим свои стенанья!</text:p>
      <text:p text:style-name="P1"/>
      <text:p text:style-name="P2">ЛЕТОМ</text:p>
      <text:p text:style-name="P2"/>
      <text:p text:style-name="P2">Каждый день чрез мост Аничков,</text:p>
      <text:p text:style-name="P2">Поперек реки Фонтанки,</text:p>
      <text:p text:style-name="P2">Шагом медленным проходит</text:p>
      <text:p text:style-name="P2">Дева, служащая в банке.</text:p>
      <text:p text:style-name="P2"/>
      <text:p text:style-name="P2">ЖИЗНЬ И ВОРОТНИК</text:p>
      <text:p text:style-name="P2"/>
      <text:p text:style-name="P2">Курортная вода прежде всего должна быть скверна на вкус. Если она при этом имеет и вид отталкивающий, то ценится вдвое дороже и экспортируется в чужие страны как драгоценность. Если же она к тому же обладает и противным запахом, то ей цены нет! Она тогда кормит исодержит все население благословенной страны, в которой пробила себе ход из земли.</text:p>
      <text:p text:style-name="P2"/>
      <text:p text:style-name="P2">Относительно курортной воды французы всех перехитрили. Они разлили в бутылки хорошую чистую родниковую воду, назвали ее «Eau d'Evian» и разослали по всем заграницам. От времени эта вода в бутылках немного портится и тухнет, приобретая некий курортный отпечаток, что наводит людей на мысль о ее целебности. У нас в лучших ресторанах воду эту подавали по рублю за бутылку, и знатоки любили после обеда выпить стаканчик.</text:p>
      <text:p text:style-name="P2"/>
      <text:p text:style-name="P2">Дорого, зато тухло.</text:p>
      <text:p text:style-name="P2"/>
      <text:p text:style-name="P2">Вот как высоко котировалась в наше время всякая испорченность.</text:p>
      <text:p text:style-name="P2"/>
      <text:p text:style-name="P2">КОШКИ</text:p>
      <text:p text:style-name="P2"/>
      <text:p text:style-name="P2">Мы тайнобрачные цветы…</text:p>
      <text:p text:style-name="P2">Никто не знал, что мы любили,</text:p>
      <text:p text:style-name="P2">Что аромат любовной пыли</text:p>
      <text:p text:style-name="P2">Вдохнули вместе я и ты!</text:p>
      <text:p text:style-name="P2"/>
      <text:p text:style-name="P2">Там, в глубине подземной тьмы,</text:p>
      <text:p text:style-name="P2">Корнями мы сплелись случайно,</text:p>
      <text:p text:style-name="P2">И как свершилась наша тайна —</text:p>
      <text:p text:style-name="P2">Не знали мы!</text:p>
      <text:p text:style-name="P2"/>
      <text:p text:style-name="P2"><text:soft-page-break/>ДЕМОНИЧЕСКАЯ ЖЕНЩИНА</text:p>
      <text:p text:style-name="P2"/>
      <text:p text:style-name="P3">– Марфа-а! <text:s/>Марфа-а!</text:p>
      <text:p text:style-name="P4">– Что-о?</text:p>
      <text:p text:style-name="P4">– У Потаповны кадушка рассохши!</text:p>
      <text:p text:style-name="P4">– Намокши?</text:p>
      <text:p text:style-name="P4">– Рассохши! Кадушка у Потаповны рассохши!</text:p>
      <text:p text:style-name="P4">– Подушка-а?</text:p>
      <text:p text:style-name="P4">– Кадушка! Кадушка-а!</text:p>
      <text:p text:style-name="P2">В блистательной столице Франции для русских эмигрантов развернулся эдакий «Городок» со своими законами и интересами. «Через городок протекала речка. В стародавние времена звали речку Секваной, потом Сеной, а когда основался на ней городишко, жители стали называть ее «ихняя Невка». Но старое название все-таки помнили, на что указывает существовавшая поговорка: «живем, как в сказке о змее Горыныче, как собаки на Сене – худо!»</text:p>
      <text:p text:style-name="P2"/>
      <text:p text:style-name="P2">Боюсь, что к довершению всего у меня еще начнется ностальгия.</text:p>
      <text:p text:style-name="P2"/>
      <text:p text:style-name="P2">Не надо бояться. То, чего вы боитесь, уже пришло.</text:p>
      <text:p text:style-name="P2"/>
      <text:p text:style-name="P2">Вянет душа — душа, обращенная на восток.</text:p>
      <text:p text:style-name="P2"/>
      <text:p text:style-name="P2">Ни во что не верим, ничего не ждем, ничего не хотим. Умерли.</text:p>
      <text:p text:style-name="P2"/>
      <text:p text:style-name="P2">Думаем только о том, что теперь там. Интересуемся только тем, что приходит оттуда.</text:p>
      <text:p text:style-name="P2"/>
      <text:p text:style-name="P2">– Слыхали? Прокины все свое состояние перевезли. Накрутили на бабушку.</text:p>
      <text:p text:style-name="P2"/>
      <text:p text:style-name="P2">– А почему же бабушку не осматривали?</text:p>
      <text:p text:style-name="P2"/>
      <text:p text:style-name="P2">– Ох, и что вы! Она такая неприятная. Ну кто же решится!..</text:p>
      <text:p text:style-name="P2"/>
      <text:p text:style-name="P2">– А Коркины как ловко придумали! И все экспромтом! Мадам Коркина, уже обшаренная, стоит в стороне и вдруг – «ах, ах!» – нога у нее подвернулась. Не может шага сделать. А муж, еще необшаренный, говорит красноармейцу: «Передайте ей, пожалуйста, мою палку, пусть подопрется». Тот передал. А палка-то у них долбленая и набита бриллиантами. Ловко?</text:p>
      <text:p text:style-name="P2"/>
      <text:p text:style-name="P2">– У Булкиных чайник с двойным дном.</text:p>
      <text:p text:style-name="P2"/>
      <text:p text:style-name="P2">– Фаничка провезла большущий бриллиант, так вы не поверите – в собственном носу.</text:p>
      <text:p text:style-name="P2"/>
      <text:p text:style-name="P2">– Ну, ей хорошо, когда у нее нос на пятьдесят карат. Не всякому такое счастье.</text:p>
      <text:p text:style-name="P2"/>
      <text:p text:style-name="P2">Сундук был уложен. Другой сундук, в котором были сложены (последнее мое увлечение) старинные русские шали, поставлен был в квартире Лоло. Я попросила в случае опасности заявить, что сундук пролетарского происхождения, принадлежит бывшей кухарке Федосье. А чтобы лучше поверили и вообще отнеслись с уважением – положила сверху портрет Ленина с надписью: «Душеньке Феничке в знак приятнейших воспоминаний. Любящий Вова».</text:p>
      <text:p text:style-name="P2"><text:soft-page-break/></text:p>
      <text:p text:style-name="P2">Впоследствии оказалось, что и это не помогло.</text:p>
      <text:p text:style-name="P2"/>
      <text:p text:style-name="P3">Приехал с юга России аптекарь. Говорит, что ровно через два месяца большевизму конец.</text:p>
      <text:p text:style-name="P2">Ну, конечно, через два месяца. Неужели же дольше? Ведь этого же не может быть!</text:p>
      <text:p text:style-name="P2"/>
      <text:p text:style-name="P2">Может.</text:p>
      <text:p text:style-name="P2"/>
      <text:p text:style-name="P5">ВЗАМЕН ПОЛИТИКИ</text:p>
      <text:p text:style-name="P5"/>
      <text:p text:style-name="P5">Сели обедать.</text:p>
      <text:p text:style-name="P5"/>
      <text:p text:style-name="P5">Глава семьи, отставной капитан, с обвисшими, словно мокрыми усами и круглыми, удивленными глазами, озирался по сторонам с таким видом, точно его только что вытащили из воды и он еще не может прийти в себя. Впрочем, это был его обычный вид, и никто из семьи не смущался этим.</text:p>
      <text:p text:style-name="P5"/>
      <text:p text:style-name="P5">Посмотрев с немым изумлением на жену, на дочь, на жильца, нанимавшего у них комнату с обедом и керосином, заткнул салфетку за воротник и спросил:</text:p>
      <text:p text:style-name="P5"/>
      <text:p text:style-name="P5">– А где же Петька?</text:p>
      <text:p text:style-name="P5"/>
      <text:p text:style-name="P5">. – Бог их знает, где они валандаются, – отвечала жена. – В гимназию палкой не выгонишь, а домой калачом не заманишь. Балует где-нибудь с мальчишками.</text:p>
      <text:p text:style-name="P5"/>
      <text:p text:style-name="P5">Жилец усмехнулся и вставил слово:</text:p>
      <text:p text:style-name="P5"/>
      <text:p text:style-name="P5">– Верно, все политика. Разные там митинги. Куда взрослые, туда и они.</text:p>
      <text:p text:style-name="P5"/>
      <text:p text:style-name="P5">– Э нет, миленький мой, – выпучил глаза капитан. – С этим делом, слава Богу, покончено. Никаких разговоров, никакой трескотни. Кончено-с. Теперь нужно делом заниматься, а не языком трепать. Конечно, я теперь в отставке, но и я не сижу без дела. Вот придумаю какое-нибудь изобретение, возьму патент и продам, к стыду России, куда-нибудь за границу.</text:p>
      <text:p text:style-name="P5"/>
      <text:p text:style-name="P5">– А вы что же изволите изобретать?</text:p>
      <text:p text:style-name="P5"/>
      <text:p text:style-name="P5">– Да еще наверное не знаю. Что-нибудь да изобрету. Господи, мало ли еще вещей не изобретено! Ну, например, скажем, изобрету такую какую-нибудь машинку, чтобы каждое утро, в положенный час, аккуратно меня будила. Покрутил с вечера ручку, а уж она сама и разбудит. А?</text:p>
      <text:p text:style-name="P5"/>
      <text:p text:style-name="P5">– Папочка, – сказала дочь, – да ведь это просто будильник.</text:p>
      <text:p text:style-name="P5"/>
      <text:p text:style-name="P5">Капитан удивился и замолчал.</text:p>
      <text:p text:style-name="P5"/>
      <text:p text:style-name="P5">– Да, вы действительно правы, – тактично заметил жилец. – От политики у нас у всех в голове трезвон шел. Теперь чувствуешь, как мысль отдыхает.</text:p>
      <text:p text:style-name="P5"/>
      <text:p text:style-name="P5">В комнату влетел краснощекий третьеклассник гимназист, чмокнул на ходу щеку матери и громко закричал:</text:p>
      <text:p text:style-name="P5"/>
      <text:p text:style-name="P5">– Скажите: отчего гимн-азия, а не гимн-африка.</text:p>
      <text:p text:style-name="P5"><text:soft-page-break/></text:p>
      <text:p text:style-name="P5">– Господи, помилуй! С ума сошел! Где тебя носит! Чего к обеду опаздываешь? Вон и суп холодный.</text:p>
      <text:p text:style-name="P5"/>
      <text:p text:style-name="P5">– Не хочу супу. Отчего не гимн-африка?</text:p>
      <text:p text:style-name="P5"/>
      <text:p text:style-name="P5">– Ну, давай тарелку: я тебе котлету положу.</text:p>
      <text:p text:style-name="P5"/>
      <text:p text:style-name="P5">– Отчего кот-лета, а не кошка-зима? – деловито спросил гимназист и подал тарелку.</text:p>
      <text:p text:style-name="P5"/>
      <text:p text:style-name="P5">– Его, верно, сегодня выпороли, – догадался отец.</text:p>
      <text:p text:style-name="P5"/>
      <text:p text:style-name="P5">– Отчего вы-пороли, а не мы-пороли? – запихивая в рот кусок хлеба, бормотал гимназист.</text:p>
      <text:p text:style-name="P5"/>
      <text:p text:style-name="P5">– Нет, видели вы дурака? – возмущался удивленный капитан.</text:p>
      <text:p text:style-name="P5"/>
      <text:p text:style-name="P5">– Отчего бело-курый, а не черно-петухатый? – спросил гимназист, протягивая тарелку за второй порцией.</text:p>
      <text:p text:style-name="P5"/>
      <text:p text:style-name="P5">– Что-о? Хоть бы отца с матерью постыдился?!…</text:p>
      <text:p text:style-name="P5"/>
      <text:p text:style-name="P5">– Петя, постой, Петя! – крикнула вдруг сестра. – Скажи, отчего говорят д-верь, а не говорят д-сомневайся? А?</text:p>
      <text:p text:style-name="P5"/>
      <text:p text:style-name="P5">Гимназист на минуту задумался и, вскинув на сестру глаза, ответил:</text:p>
      <text:p text:style-name="P5"/>
      <text:p text:style-name="P5">– А отчего пан-талоны, а не хам-купоны! Жилец захихикал.</text:p>
      <text:p text:style-name="P5"/>
      <text:p text:style-name="P5">– Хам-купоны… А вы не находите, Иван Степа-ныч, что это занятно? Хам-купоны!…</text:p>
      <text:p text:style-name="P5"/>
      <text:p text:style-name="P5">Но капитан совсем растерялся.</text:p>
      <text:p text:style-name="P5"/>
      <text:p text:style-name="P5">– Сонечка! – жалобно сказал он жене. – Выгони этого… Петьку из-за стола! Прошу тебя, ради меня.</text:p>
      <text:p text:style-name="P5"/>
      <text:p text:style-name="P5">– Да что ты, сам не можешь, что ли? Петя, слышишь? Папочка тебе приказывает выйти из-за стола. Марш к себе, в комнату! Сладкого не получишь!</text:p>
      <text:p text:style-name="P5"/>
      <text:p text:style-name="P5">Гимназист надулся.</text:p>
      <text:p text:style-name="P5"/>
      <text:p text:style-name="P5">– Я ничего худого не делаю… у нас весь класс так говорит… Что ж, я один за всех отдувайся!…</text:p>
      <text:p text:style-name="P5"/>
      <text:p text:style-name="P5">– Нечего, нечего! Сказано – иди вон. Не умеешь себя вести за столом, так и сиди у себя!</text:p>
      <text:p text:style-name="P5"/>
      <text:p text:style-name="P5">Гимназист встал, обдернул курточку и, втянув голову в плечи, пошел к двери.</text:p>
      <text:p text:style-name="P5"/>
      <text:p text:style-name="P5">Встретив горничную с блюдом миндального киселя, всхлипнул и, глотая слезы, проговорил:</text:p>
      <text:p text:style-name="P5"/>
      <text:p text:style-name="P5">– Это подло – так относиться к родственникам,… Я не виноват… Отчего вино-ват, а не пиво-ват?!…</text:p>
      <text:p text:style-name="P5"/>
      <text:p text:style-name="P5"><text:soft-page-break/>Несколько минут все молчали. Затем дочь сказала:</text:p>
      <text:p text:style-name="P5"/>
      <text:p text:style-name="P5">– Я могу сказать, отчего я вино-вата, а не пиво-хлопок.</text:p>
      <text:p text:style-name="P5"/>
      <text:p text:style-name="P5">– Ах, да уж перестань хоть ты-то! – замахала на нее мать. – Слава Богу: не маленькая…</text:p>
      <text:p text:style-name="P5"/>
      <text:p text:style-name="P5">Капитан молчал, двигал бровями, удивлялся и что-то шептал.</text:p>
      <text:p text:style-name="P5"/>
      <text:p text:style-name="P5">– Ха-ха! Это замечательно, – ликовал жилец. – А я тоже придумал: отчего живу-зем, а не помер-зем. А? Это, понимаете, по-французски. Живузем. Значит «я вас люблю». Я немножко знаю языки, то есть сколько каждому светскому человеку полагается. Конечно, я не специалист-лингвист…</text:p>
      <text:p text:style-name="P5"/>
      <text:p text:style-name="P5">– Ха-ха-ха! – заливалась дочка. – А почему Дубровин, а не осина-одинакова?…</text:p>
      <text:p text:style-name="P5"/>
      <text:p text:style-name="P5">Мать вдруг задумалась. Лицо у нее стало напряженное и внимательное, словно она к чему-то прислушивалась.</text:p>
      <text:p text:style-name="P5"/>
      <text:p text:style-name="P5">_ Постой, Сашенька! Постой минутку. Как это…</text:p>
      <text:p text:style-name="P5"/>
      <text:p text:style-name="P5">Вот опять забыла…</text:p>
      <text:p text:style-name="P5"/>
      <text:p text:style-name="P5">Она смотрела на потолок и моргала глазами.</text:p>
      <text:p text:style-name="P5"/>
      <text:p text:style-name="P5">– Ах, да! Почему сатана… нет… почему дьявол… нет, не так!…</text:p>
      <text:p text:style-name="P5"/>
      <text:p text:style-name="P5">Капитан уставился на нее в ужасе.</text:p>
      <text:p text:style-name="P5"/>
      <text:p text:style-name="P5">– Чего ты лаешься?</text:p>
      <text:p text:style-name="P5"/>
      <text:p text:style-name="P5">– Постой! Постой! Не перебивай. Да! Почему говорят чертить, а не дьяволить?</text:p>
      <text:p text:style-name="P5"/>
      <text:p text:style-name="P5">– Ох, мама! Мама! Ха-ха-ха! А отчего «па-почка», а не…</text:p>
      <text:p text:style-name="P5"/>
      <text:p text:style-name="P5">– Пошла вон, Александра! Молчать! – крикнул капитан и выскочил из-за стола.</text:p>
      <text:p text:style-name="P5"/>
      <text:p text:style-name="P5">* * *</text:p>
      <text:p text:style-name="P5"/>
      <text:p text:style-name="P5">Жильцу долго не спалось. Он ворочался и все придумывал, что он завтра спросит. Барышня вечером прислала ему с горничной две записочки. Одну в девять часов: «Отчего обни-мать, а не обни-отец?» Другую – в одиннадцать: «Отчего руб-ашка, а не девяносто девять копеек-ашка?»</text:p>
      <text:p text:style-name="P5"/>
      <text:p text:style-name="P5">На обе он ответил в подходящем тоне и теперь мучился, придумывая, чем бы угостить барышню завтра.</text:p>
      <text:p text:style-name="P5"/>
      <text:p text:style-name="P5">– Отчего… отчего… – шептал он в полудремоте. Вдруг кто-то тихо постучал в дверь.</text:p>
      <text:p text:style-name="P5"/>
      <text:p text:style-name="P5">Никто не ответил, но стук повторился. Жилец встал, закутался в одеяло.</text:p>
      <text:p text:style-name="P5"/>
      <text:p text:style-name="P5">– Ай-ай! Что за шалости! – тихо смеялся он, отпирая двери, и вдруг отскочил назад.</text:p>
      <text:p text:style-name="P5"/>
      <text:p text:style-name="P5"><text:soft-page-break/>Перед ним, еще вполне одетый, со свечой в руках стоял капитан. Удивленное лицо его было бледно, и непривычная напряженная мысль сдвинула круглые брови.</text:p>
      <text:p text:style-name="P5"/>
      <text:p text:style-name="P5">– Виноват, – сказал он. – Я не буду беспокоить… Я на минутку… Я придумал…</text:p>
      <text:p text:style-name="P5"/>
      <text:p text:style-name="P5">– Что? Что? Изобретение? Неужели?</text:p>
      <text:p text:style-name="P5"/>
      <text:p text:style-name="P5">– Я придумал: отчего чер-нила, а чер-какой-ни-будь другой реки? Нет… у меня как-то иначе… лучше выходило… А впрочем, виноват… Я, может быть, обеспокоил… Так – не спалось, – заглянул на огонек…</text:p>
      <text:p text:style-name="P5"/>
      <text:p text:style-name="P5">Он криво усмехнулся, расшаркался и быстро удалился.</text:p>
      <text:p text:style-name="P2"/>
      <text:p text:style-name="P2">ВЫСЛУЖИЛСЯ</text:p>
      <text:p text:style-name="P2"/>
      <text:p text:style-name="P2">Москва. Осень. Холод.</text:p>
      <text:p text:style-name="P2">Мое петербургское житье-бытье ликвидировано. «Русское слово» закрыто. Есть одна перспектива: ехать в Киев и Одессу устраивать мои литературные выступления.</text:p>
      <text:p text:style-name="P2">Принялась хлопотать о выезде.</text:p>
      <text:p text:style-name="P2">Пропуск дан.</text:p>
      <text:p text:style-name="P2"/>
      <text:p text:style-name="P2">- В Криво-Арбатском переулке, на углу, в суровской лавке, осталось еще полтора аршина батиста. Вам непременно нужно его купить. <text:line-break/>– Да мне не нужно. <text:line-break/>– Нет, нужно. Через месяц, когда вы вернетесь, уж нигде ничего не останется.</text:p>
      <text:p text:style-name="P2"/>
      <text:p text:style-name="P2">Из Петербурга пришла весточка: известную артистку арестовали за чтение моих рассказов.</text:p>
      <text:p text:style-name="P2">– Вам нужно сейчас же сшить бархатное платье! <text:line-break/>– ? <text:line-break/>– Вы сами знаете, что это вам необходимо. На углу в москательной хозяйка продает кусок занавески. Только что содрала, совсем свежая, прямо с гвоздями. Выйдет чудесное вечернее платье. Вам необходимо. А такой случай уж никогда не представится.</text:p>
      <text:p text:style-name="P2"/>
      <text:p text:style-name="P2">Купила роскошный лоскут с семью гвоздями.</text:p>
      <text:p text:style-name="P2"/>
      <text:p text:style-name="P2">- Сложили вещи на полу, сами сели сверху и, право, чувствовали себя очень уютно. Никто в нас не стрелял, никто не обыскивал - чего еще человеку нужно ?</text:p>
      <text:p text:style-name="P2"/>
      <text:p text:style-name="P2">Выехали в товарном вагоне.</text:p>
      <text:p text:style-name="P2"/>
      <text:p text:style-name="P2">- Прощай, Москва, милая!</text:p>
      <text:p text:style-name="P2">- Ненадолго.</text:p>
      <text:p text:style-name="P2">- Всего на месяц.</text:p>
      <text:p text:style-name="P2">- Через месяц увидимся!</text:p>
      <text:p text:style-name="P2"/>
      <text:p text:style-name="P2">С тех пор прошло десять лет.</text:p>
      <text:p text:style-name="P2"/>
      <text:p text:style-name="P2">- Поезд подходит к станции.</text:p>
      <text:p text:style-name="P2"/>
      <text:p text:style-name="P2">- Киев!</text:p>
      <text:p text:style-name="P2"/>
      <text:p text:style-name="P2"><text:soft-page-break/>Возвращаться домой нельзя. С севера Киев отрезан. Кто успел – уже уехал. Но все куда-то собираются. Все чувствуют, что оставаться надолго не придется.</text:p>
      <text:p text:style-name="P2"/>
      <text:p text:style-name="P2">Пошла попрощаться с Лаврой… Зашла попрощаться и в собор св. Владимира.</text:p>
      <text:p text:style-name="P2"/>
      <text:p text:style-name="P2">Выехали из Киева поздно вечером. Пушки бухали где-то совсем близко.</text:p>
      <text:p text:style-name="P2"/>
      <text:p text:style-name="P2">– Дальше одиннадцатой версты ехать вообще нельзя. Там разъезд занят большевиками.</text:p>
      <text:p text:style-name="P2"/>
      <text:p text:style-name="P2">– Только что вернулся обстрелянный поезд. Есть убитые и раненые.</text:p>
      <text:p text:style-name="P2"/>
      <text:p text:style-name="P2">Убитые! Раненые! Как мы привыкли к этим словам. Никого они не смущают. «Раненые» и «убитые» – это слова нашего быта. И сами мы вполне можем стать и ранеными, и убитыми.</text:p>
      <text:p text:style-name="P2"/>
      <text:p text:style-name="P2">- У кого-то украли чайник.</text:p>
      <text:p text:style-name="P2"/>
      <text:p text:style-name="P2">- В Одессу приехали ночью. Опять замелькали те же лица, опять замололи ту же ерунду. ТОСКА....</text:p>
      <text:p text:style-name="P2">Одесский быт сначала очень веселил нас, беженцев.</text:p>
      <text:p text:style-name="P2">«Не город, а сплошной анекдот!»</text:p>
      <text:p text:style-name="P2">«Балерина танцевала великолепно, чего нельзя сказать о декорациях».</text:p>
      <text:p text:style-name="P2">«Артист чудесно исполнил „Элегию“ Эрнста, и скрипка его рыдала, хотя</text:p>
      <text:p text:style-name="P2">он был в простом пиджаке».</text:p>
      <text:p text:style-name="P2">«На пристань приехал пароход».</text:p>
      <text:p text:style-name="P2"/>
      <text:p text:style-name="P2">Это же не город, а мандарин. Отчего вы не сидите в кафе ? Там же буквально все битые сливки общества.</text:p>
      <text:p text:style-name="P2">Скоро быт надоел, ведь анекдоты смешны, только когда их рассказывают. Когда же их переживают — это уже трагедия. Моя жизнь анекдот, а значит - трагедия. ТОСКА...</text:p>
      <text:p text:style-name="P2">— А почему бы вам теперь не устроить свой вечер? Я бы такую пустил рекламу. Огромными буквами: «Выдающая программа…»</text:p>
      <text:p text:style-name="P2">— Надо «ся».</text:p>
      <text:p text:style-name="P2">— Кого-о?</text:p>
      <text:p text:style-name="P2">— Надо «ся». Выдающаяся.</text:p>
      <text:p text:style-name="P2">— Ну, пусть будет «ся». Разве я спорю. Чтобы дело разошлось из-за таких пустяков... Можно написать: «Потрясающийся успех».</text:p>
      <text:p text:style-name="P2">— Не надо «ся».</text:p>
      <text:p text:style-name="P2">— Теперь уже не надо? Ну, я так и думал, что не надо. Почему вдруг. Раз всегда все пишут «выдающая»… А тут дамские нервы, и давай «ся».</text:p>
      <text:p text:style-name="P2"/>
      <text:p text:style-name="P2">- Можно вас спросить ? Не рассердитесь ?</text:p>
      <text:p text:style-name="P2">- Можно. Не рассержусь.</text:p>
      <text:p text:style-name="P2">- ............................... Почему вы такая злая ?</text:p>
      <text:p text:style-name="P2">- Это не от меня зависит. Мне страшно : разъяренные хари, тупая злоба... Холод, голод, тьма, стук прикладов о паркет, крики, выстрелы, чужая смерть. Я так устала ! Я больше не хочу. Не могу.</text:p>
      <text:p text:style-name="P2"/>
      <text:p text:style-name="P2">— Ну, прощайте, еду. Перекрестите меня.</text:p>
      <text:p text:style-name="P2">— Господь с вами.</text:p>
      <text:p text:style-name="P2">— Теперь, наверное, ненадолго. Теперь скоро увидимся.</text:p>
      <text:p text:style-name="P2">— Господь с вами. А увидимся ли мы — не знаю. Мы ведь ничего не знаем.</text:p>
      <text:p text:style-name="P2"/>
      <text:p text:style-name="P2"><text:soft-page-break/>Все быстро, торопливо и все ненужно.</text:p>
      <text:p text:style-name="P2"/>
      <text:p text:style-name="P2">Так же быстро, торопливо и неинтересно пробежали последние новороссийские дни перед неожиданным отъездом.</text:p>
      <text:p text:style-name="P2"/>
      <text:p text:style-name="P2">- Сейчас вернуться в Петербург трудно, поезжайте пока за границу. Весной вернёмся!</text:p>
      <text:p text:style-name="P2"/>
      <text:p text:style-name="P2">Чудесное слово – весна.</text:p>
      <text:p text:style-name="P2"/>
      <text:p text:style-name="P2">Весна – воскресение жизни.</text:p>
      <text:p text:style-name="P2"/>
      <text:p text:style-name="P2">Весной вернусь.</text:p>
      <text:p text:style-name="P2"/>
      <text:p text:style-name="P2">Суетня, хлопоты и шепот. Да, шепчут, оглядываются. Все-то им страшно, все страшно, и не успокоиться, не опомниться до конца дней, аминь.</text:p>
      <text:p text:style-name="P2"/>
      <text:p text:style-name="P2">Дрожит пароход, бьет винтом белую пену, стелет по берегу черный дым.</text:p>
      <text:p text:style-name="P2"/>
      <text:p text:style-name="P2">И тихо-тихо отходит земля.</text:p>
      <text:p text:style-name="P2"/>
      <text:p text:style-name="P2">Не надо смотреть на нее. Надо смотреть вперед, в синий широкий свободный простор…</text:p>
      <text:p text:style-name="P2"/>
      <text:p text:style-name="P2">Но голова сама поворачивается, и широко раскрываются глаза и смотрят, смотрят…</text:p>
      <text:p text:style-name="P2"/>
      <text:p text:style-name="P2">И все молчат. Только с нижней палубы доносится женский плач. Последний. По всей России, по всей…</text:p>
      <text:p text:style-name="P2"/>
      <text:p text:style-name="P2">Дрожит пароход, стелет черный дым.</text:p>
      <text:p text:style-name="P2"/>
      <text:p text:style-name="P2">Глазами, широко, до холода в них, раскрытыми, смотрю. И не отойду. Нарушила свой запрет и оглянулась. И вот, как жена Лота, застыла, остолбенела навеки и веки видеть буду, как тихо-тихо уходит от меня моя земля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1:10:43.738715805</meta:creation-date>
    <dc:date>2023-11-17T14:13:28.657408082</dc:date>
    <meta:editing-duration>PT1H24M29S</meta:editing-duration>
    <meta:editing-cycles>3</meta:editing-cycles>
    <meta:generator>LibreOffice/7.6.2.1$Linux_X86_64 LibreOffice_project/9d0b4c0791fc17bc4181a67fd90c5aaed576d1c0</meta:generator>
    <dc:creator>Антон Витальевич Гопко</dc:creator>
    <meta:document-statistic meta:table-count="0" meta:image-count="0" meta:object-count="0" meta:page-count="8" meta:paragraph-count="185" meta:word-count="2122" meta:character-count="13735" meta:non-whitespace-character-count="11669"/>
  </office:meta>
</office:document-meta>
</file>